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margin-top="0in" fo:margin-bottom="0in" loext:contextual-spacing="false" fo:line-height="150%" fo:text-indent="-0.25in" style:auto-text-indent="false"/>
      <style:text-properties fo:font-size="14pt" style:text-underline-style="none" style:font-size-asian="14pt" style:font-size-complex="14pt"/>
    </style:style>
    <style:style style:name="P3" style:family="paragraph" style:parent-style-name="Standard" style:list-style-name="WWNum1" style:master-page-name="Standard">
      <style:paragraph-properties fo:margin-left="0.5in" fo:margin-right="0in" fo:margin-top="0in" fo:margin-bottom="0in" loext:contextual-spacing="false" fo:line-height="150%" fo:text-indent="-0.25in" style:auto-text-indent="false" style:page-number="1"/>
    </style:style>
    <style:style style:name="P4" style:family="paragraph" style:parent-style-name="Standard" style:list-style-name="WWNum1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5" style:family="paragraph" style:parent-style-name="Standard" style:list-style-name="WWNum1">
      <style:paragraph-properties fo:margin-left="1in" fo:margin-right="0in" fo:margin-top="0in" fo:margin-bottom="0in" loext:contextual-spacing="false" fo:line-height="150%" fo:text-indent="-0.25in" style:auto-text-indent="false" fo:break-before="page"/>
    </style:style>
    <style:style style:name="P6" style:family="paragraph" style:parent-style-name="Standard" style:list-style-name="WWNum1">
      <style:paragraph-properties fo:margin-left="1in" fo:margin-right="0in" fo:line-height="150%" fo:text-indent="-0.25in" style:auto-text-indent="false"/>
    </style:style>
    <style:style style:name="P7" style:family="paragraph" style:parent-style-name="Standard" style:list-style-name="WWNum1">
      <style:paragraph-properties fo:margin-left="1.5in" fo:margin-right="0in" fo:margin-top="0in" fo:margin-bottom="0in" loext:contextual-spacing="false" fo:line-height="150%" fo:text-indent="-0.25in" style:auto-text-indent="false"/>
    </style:style>
    <style:style style:name="P8" style:family="paragraph" style:parent-style-name="Standard" style:list-style-name="WWNum1">
      <style:paragraph-properties fo:margin-left="1.5in" fo:margin-right="0in" fo:margin-top="0in" fo:margin-bottom="0in" loext:contextual-spacing="false" fo:line-height="150%" fo:text-indent="-0.25in" style:auto-text-indent="false"/>
      <style:text-properties fo:font-size="14pt" style:text-underline-style="none" style:font-size-asian="14pt" style:font-size-complex="14pt"/>
    </style:style>
    <style:style style:name="P9" style:family="paragraph" style:parent-style-name="Standard" style:list-style-name="WWNum1">
      <style:paragraph-properties fo:margin-left="2in" fo:margin-right="0in" fo:margin-top="0in" fo:margin-bottom="0in" loext:contextual-spacing="false" fo:line-height="150%" fo:text-indent="-0.25in" style:auto-text-indent="false"/>
    </style:style>
    <style:style style:name="P10" style:family="paragraph" style:parent-style-name="Standard" style:list-style-name="WWNum1">
      <style:paragraph-properties fo:margin-left="2.5in" fo:margin-right="0in" fo:margin-top="0in" fo:margin-bottom="0in" loext:contextual-spacing="false" fo:line-height="150%" fo:text-indent="-0.25in" style:auto-text-indent="false"/>
      <style:text-properties fo:font-size="14pt" style:text-underline-style="none" style:font-size-asian="14pt" style:font-size-complex="14pt"/>
    </style:style>
    <style:style style:name="T1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text-underline-style="none" style:font-size-asian="14pt" style:font-size-complex="14pt"/>
    </style:style>
    <style:style style:name="T3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77212968" text:style-name="WWNum1">
        <text:list-item>
          <text:p text:style-name="P3"><text:a xlink:type="simple" xlink:href="https://codelabs.developers.google.com/codelabs/tensorflow-lab1-helloworld/index.html?index=..%2F..index#0" text:style-name="ListLabel_20_10" text:visited-style-name="ListLabel_20_10"><text:span text:style-name="T1">Say hello to the "Hello, World" of machine learning</text:span></text:a></text:p>
        </text:list-item>
        <text:list-item>
          <text:p text:style-name="P1"><text:a xlink:type="simple" xlink:href="https://developers.google.com/machine-learning/crash-course/framing/ml-terminology" text:style-name="ListLabel_20_10" text:visited-style-name="ListLabel_20_10"><text:span text:style-name="T1">Framing: Key ML Terminology</text:span></text:a></text:p>
        </text:list-item>
        <text:list-item>
          <text:p text:style-name="P1"><text:a xlink:type="simple" xlink:href="https://developers.google.com/machine-learning/crash-course/descending-into-ml/linear-regression" text:style-name="ListLabel_20_10" text:visited-style-name="ListLabel_20_10"><text:span text:style-name="T1">Linear Regression</text:span></text:a></text:p>
        </text:list-item>
        <text:list-item>
          <text:p text:style-name="P1"><text:a xlink:type="simple" xlink:href="https://developers.google.com/machine-learning/crash-course/descending-into-ml/training-and-loss" text:style-name="ListLabel_20_10" text:visited-style-name="ListLabel_20_10"><text:span text:style-name="T1">Training and Loss: Mean square error </text:span></text:a></text:p>
        </text:list-item>
        <text:list-item>
          <text:p text:style-name="P1"><text:span text:style-name="T3">NumPy:</text:span></text:p>
          <text:list>
            <text:list-item>
              <text:p text:style-name="P4"><text:span text:style-name="T3"><text:s/></text:span><text:a xlink:type="simple" xlink:href="https://numpy.org/doc/stable/user/quickstart.html" text:style-name="ListLabel_20_10" text:visited-style-name="ListLabel_20_10"><text:span text:style-name="T1">Official Document: Quickstart tutorial</text:span></text:a></text:p>
            </text:list-item>
            <text:list-item>
              <text:p text:style-name="P4"><text:a xlink:type="simple" xlink:href="https://colab.research.google.com/github/google/eng-edu/blob/master/ml/cc/exercises/numpy_ultraquick_tutorial.ipynb?utm_source=mlcc&amp;utm_campaign=colab-external&amp;utm_medium=referral&amp;utm_content=numpy_tf2-colab&amp;hl=en" text:style-name="ListLabel_20_10" text:visited-style-name="ListLabel_20_10"><text:span text:style-name="T1">Colab: NumPy UltraQuick Tutorial</text:span></text:a></text:p>
            </text:list-item>
          </text:list>
        </text:list-item>
        <text:list-item>
          <text:p text:style-name="P1"><text:span text:style-name="T3">Pandas:</text:span></text:p>
          <text:list>
            <text:list-item>
              <text:p text:style-name="P4"><text:span text:style-name="T3"><text:s/></text:span><text:a xlink:type="simple" xlink:href="https://pandas.pydata.org/" text:style-name="ListLabel_20_10" text:visited-style-name="ListLabel_20_10"><text:span text:style-name="T1">Official site: 10 min to panda</text:span></text:a></text:p>
            </text:list-item>
            <text:list-item>
              <text:p text:style-name="P4"><text:a xlink:type="simple" xlink:href="https://colab.research.google.com/github/google/eng-edu/blob/master/ml/cc/exercises/pandas_dataframe_ultraquick_tutorial.ipynb?utm_source=mlcc&amp;utm_campaign=colab-external&amp;utm_medium=referral&amp;utm_content=pandas_tf2-colab&amp;hl=en" text:style-name="ListLabel_20_10" text:visited-style-name="ListLabel_20_10"><text:span text:style-name="T1">Colab: Pandas DataFrame UltraQuick Tutorial</text:span></text:a></text:p>
            </text:list-item>
          </text:list>
        </text:list-item>
        <text:list-item>
          <text:p text:style-name="P1"><text:span text:style-name="T3">DATA (Feature Engineering): </text:span></text:p>
          <text:list>
            <text:list-item>
              <text:p text:style-name="P4"><text:span text:style-name="T3"><text:s/></text:span><text:a xlink:type="simple" xlink:href="https://developers.google.com/machine-learning/crash-course/representation/feature-engineering" text:style-name="ListLabel_20_10" text:visited-style-name="ListLabel_20_10"><text:span text:style-name="T1">Colab: Feature Engineering</text:span></text:a></text:p>
            </text:list-item>
          </text:list>
        </text:list-item>
        <text:list-item>
          <text:p text:style-name="P1"><text:span text:style-name="T3">Training and Test Sets: </text:span><text:a xlink:type="simple" xlink:href="https://developers.google.com/machine-learning/crash-course/training-and-test-sets/splitting-data" text:style-name="ListLabel_20_10" text:visited-style-name="ListLabel_20_10"><text:span text:style-name="T1">https://developers.google.com/machine-learning/crash-course/training-and-test-sets/splitting-data</text:span></text:a></text:p>
        </text:list-item>
        <text:list-item>
          <text:p text:style-name="P1"><text:span text:style-name="T3">Machine learning approaches: </text:span><text:a xlink:type="simple" xlink:href="https://en.wikipedia.org/wiki/Machine_learning#Machine_learning_approaches" text:style-name="ListLabel_20_10" text:visited-style-name="ListLabel_20_10"><text:span text:style-name="T1">https://en.wikipedia.org/wiki/Machine_learning#Machine_learning_approaches</text:span></text:a></text:p>
          <text:list>
            <text:list-item>
              <text:p text:style-name="P4"><text:span text:style-name="T3">Supervised learning: </text:span><text:a xlink:type="simple" xlink:href="https://en.wikipedia.org/wiki/Supervised_learning" text:style-name="ListLabel_20_10" text:visited-style-name="ListLabel_20_10"><text:span text:style-name="T1">https://en.wikipedia.org/wiki/Supervised_learning</text:span></text:a></text:p>
              <text:list>
                <text:list-item>
                  <text:p text:style-name="P7"><text:span text:style-name="T3"><text:s/>Classification:</text:span></text:p>
                  <text:list>
                    <text:list-item>
                      <text:p text:style-name="P9"><text:span text:style-name="T3"><text:s/></text:span><text:a xlink:type="simple" xlink:href="https://www.tensorflow.org/tutorials/keras/classification" text:style-name="ListLabel_20_10" text:visited-style-name="ListLabel_20_10"><text:span text:style-name="T1">https://www.tensorflow.org/tutorials/keras/classification</text:span></text:a><text:span text:style-name="T3"> </text:span></text:p>
                    </text:list-item>
                    <text:list-item>
                      <text:p text:style-name="P9"><text:a xlink:type="simple" xlink:href="https://www.youtube.com/watch?v=bQI5uDxrFfA&amp;list=PLLssT5z_DsK-h9vYZkQkYNWcItqhlRJLN&amp;index=3&amp;t=0s" text:style-name="ListLabel_20_10" text:visited-style-name="ListLabel_20_10"><text:span text:style-name="T1">https://www.youtube.com/watch?v=bQI5uDxrFfA&amp;list=PLLssT5z_DsK-h9vYZkQkYNWcItqhlRJLN&amp;index=3&amp;t=0s</text:span></text:a></text:p>
                    </text:list-item>
                    <text:list-item>
                      <text:p text:style-name="P9"><text:a xlink:type="simple" xlink:href="https://www.youtube.com/watch?v=6g4O5UOH304&amp;t=4043s" text:style-name="ListLabel_20_10" text:visited-style-name="ListLabel_20_10"><text:span text:style-name="T1">https://www.youtube.com/watch?v=6g4O5UOH304&amp;t=4043s</text:span></text:a><text:span text:style-name="T3"> the first hour</text:span></text:p>
                    </text:list-item>
                    <text:list-item>
                      <text:p text:style-name="P9"><text:span text:style-name="T3">Classification: True vs. False and Positive vs. Negative: </text:span><text:a xlink:type="simple" xlink:href="https://developers.google.com/machine-learning/crash-course/classification/true-false-positive-negative" text:style-name="ListLabel_20_10" text:visited-style-name="ListLabel_20_10"><text:span text:style-name="T1">https://developers.google.com/machine-learning/crash-course/classification/true-false-positive-negative</text:span></text:a></text:p>
                    </text:list-item>
                    <text:list-item>
                      <text:p text:style-name="P9"><text:span text:style-name="T3">Classification: Accuracy: </text:span><text:a xlink:type="simple" xlink:href="https://developers.google.com/machine-learning/crash-course/classification/accuracy" text:style-name="ListLabel_20_10" text:visited-style-name="ListLabel_20_10"><text:span text:style-name="T1">https://developers.google.com/machine-learning/crash-course/classification/accuracy</text:span></text:a></text:p>
                    </text:list-item>
                    <text:list-item>
                      <text:p text:style-name="P9"><text:span text:style-name="T3">Classification: Precision and Recall: </text:span><text:a xlink:type="simple" xlink:href="https://developers.google.com/machine-learning/crash-course/classification/precision-and-recall" text:style-name="ListLabel_20_10" text:visited-style-name="ListLabel_20_10"><text:span text:style-name="T1">https://developers.google.com/machine-learning/crash-course/classification/precision-and-recall</text:span></text:a></text:p>
                    </text:list-item>
                    <text:list-item>
                      <text:p text:style-name="P9"><text:span text:style-name="T3">Classification: ROC Curve and AUC: </text:span><text:a xlink:type="simple" xlink:href="https://developers.google.com/machine-learning/crash-course/classification/roc-and-auc" text:style-name="ListLabel_20_10" text:visited-style-name="ListLabel_20_10"><text:span text:style-name="T1">https://developers.google.com/machine-learning/crash-course/classification/roc-and-auc</text:span></text:a></text:p>
                      <text:list>
                        <text:list-item>
                          <text:p text:style-name="P10"/>
                        </text:list-item>
                      </text:list>
                    </text:list-item>
                  </text:list>
                </text:list-item>
                <text:list-item>
                  <text:p text:style-name="P7"><text:span text:style-name="T3">Regression: </text:span><text:a xlink:type="simple" xlink:href="https://www.tensorflow.org/tutorials/keras/regression" text:style-name="ListLabel_20_10" text:visited-style-name="ListLabel_20_10"><text:span text:style-name="T1">https://www.tensorflow.org/tutorials/keras/regression</text:span></text:a></text:p>
                </text:list-item>
              </text:list>
            </text:list-item>
            <text:list-item>
              <text:p text:style-name="P4"><text:soft-page-break/><text:span text:style-name="T3">Unsupervised learning: </text:span><text:a xlink:type="simple" xlink:href="https://en.wikipedia.org/wiki/Unsupervised_learning" text:style-name="ListLabel_20_10" text:visited-style-name="ListLabel_20_10"><text:span text:style-name="T1">https://en.wikipedia.org/wiki/Unsupervised_learning</text:span></text:a></text:p>
              <text:list>
                <text:list-item>
                  <text:p text:style-name="P7"><text:a xlink:type="simple" xlink:href="https://www.youtube.com/watch?v=jAA2g9ItoAc&amp;list=PLLssT5z_DsK-h9vYZkQkYNWcItqhlRJLN&amp;index=3" text:style-name="ListLabel_20_10" text:visited-style-name="ListLabel_20_10"><text:span text:style-name="T1">https://www.youtube.com/watch?v=jAA2g9ItoAc&amp;list=PLLssT5z_DsK-h9vYZkQkYNWcItqhlRJLN&amp;index=3</text:span></text:a></text:p>
                </text:list-item>
                <text:list-item>
                  <text:p text:style-name="P8"/>
                </text:list-item>
              </text:list>
            </text:list-item>
            <text:list-item>
              <text:p text:style-name="P4"><text:span text:style-name="T3">Reinforcement learning: </text:span><text:a xlink:type="simple" xlink:href="https://en.wikipedia.org/wiki/Reinforcement_learning" text:style-name="ListLabel_20_10" text:visited-style-name="ListLabel_20_10"><text:span text:style-name="T1">https://en.wikipedia.org/wiki/Reinforcement_learning</text:span></text:a></text:p>
            </text:list-item>
          </text:list>
        </text:list-item>
        <text:list-item>
          <text:p text:style-name="P1"><text:span text:style-name="T3">overfitting and underfitting: </text:span></text:p>
          <text:list>
            <text:list-item>
              <text:p text:style-name="P4"><text:a xlink:type="simple" xlink:href="https://developers.google.com/machine-learning/crash-course/generalization/peril-of-overfitting" text:style-name="ListLabel_20_10" text:visited-style-name="ListLabel_20_10"><text:span text:style-name="T1">https://developers.google.com/machine-learning/crash-course/generalization/peril-of-overfitting</text:span></text:a></text:p>
            </text:list-item>
            <text:list-item>
              <text:p text:style-name="P4"><text:a xlink:type="simple" xlink:href="https://www.tensorflow.org/tutorials/keras/overfit_and_underfit" text:style-name="ListLabel_20_10" text:visited-style-name="ListLabel_20_10"><text:span text:style-name="T1">https://www.tensorflow.org/tutorials/keras/overfit_and_underfit</text:span></text:a></text:p>
            </text:list-item>
            <text:list-item>
              <text:p text:style-name="P4"><text:a xlink:type="simple" xlink:href="https://www.youtube.com/watch?v=GMrTBtzJkCg" text:style-name="ListLabel_20_10" text:visited-style-name="ListLabel_20_10"><text:span text:style-name="T1">https://www.youtube.com/watch?v=GMrTBtzJkCg</text:span></text:a></text:p>
            </text:list-item>
          </text:list>
        </text:list-item>
        <text:list-item>
          <text:p text:style-name="P1"><text:span text:style-name="T3">Neural Networks: </text:span><text:a xlink:type="simple" xlink:href="https://developers.google.com/machine-learning/crash-course/introduction-to-neural-networks/video-lecture" text:style-name="ListLabel_20_10" text:visited-style-name="ListLabel_20_10"><text:span text:style-name="T1">https://developers.google.com/machine-learning/crash-course/introduction-to-neural-networks/video-lecture</text:span></text:a></text:p>
        </text:list-item>
        <text:list-item>
          <text:p text:style-name="P1"><text:a xlink:type="simple" xlink:href="https://codelabs.developers.google.com/codelabs/tensorflow-lab1-helloworld/index.html?index=..%2F..index#3" text:style-name="ListLabel_20_10" text:visited-style-name="ListLabel_20_10"><text:span text:style-name="T1">https://codelabs.developers.google.com/codelabs/tensorflow-lab1-helloworld/index.html?index=..%2F..index#3</text:span></text:a></text:p>
        </text:list-item>
        <text:list-item>
          <text:p text:style-name="P1"><text:span text:style-name="T3">Guidelines: </text:span><text:a xlink:type="simple" xlink:href="https://developers.google.com/machine-learning/crash-course/real-world-guidelines" text:style-name="ListLabel_20_10" text:visited-style-name="ListLabel_20_10"><text:span text:style-name="T1">https://developers.google.com/machine-learning/crash-course/real-world-guidelines</text:span></text:a></text:p>
        </text:list-item>
        <text:list-item>
          <text:p text:style-name="P2"/>
          <text:list>
            <text:list-item>
              <text:list>
                <text:list-item>
                  <text:p text:style-name="P8"/>
                </text:list-item>
                <text:list-item>
                  <text:p text:style-name="P8"/>
                </text:list-item>
              </text:list>
            </text:list-item>
          </text:list>
        </text:list-item>
        <text:list-item>
          <text:p text:style-name="P1"><text:span text:style-name="T3">Netflix Research: Recommendations</text:span></text:p>
          <text:list>
            <text:list-item>
              <text:p text:style-name="P4"><text:a xlink:type="simple" xlink:href="https://www.youtube.com/watch?v=f8OK1HBEgn0&amp;list=PL_S_WRR3d9p2J5IILdSS2OGCF8s3E0kjQ&amp;index=3" text:style-name="ListLabel_20_10" text:visited-style-name="ListLabel_20_10"><text:span text:style-name="T1">https://www.youtube.com/watch?v=f8OK1HBEgn0&amp;list=PL_S_WRR3d9p2J5IILdSS2OGCF8s3E0kjQ&amp;index=3</text:span></text:a></text:p>
            </text:list-item>
            <text:list-item>
              <text:p text:style-name="P4"><text:a xlink:type="simple" xlink:href="https://www.youtube.com/watch?v=nq2QtatuF7U" text:style-name="ListLabel_20_10" text:visited-style-name="ListLabel_20_10"><text:span text:style-name="T1">https://www.youtube.com/watch?v=nq2QtatuF7U</text:span></text:a></text:p>
            </text:list-item>
          </text:list>
        </text:list-item>
        <text:list-item>
          <text:p text:style-name="P1"><text:span text:style-name="T3">Dynamic Pricing</text:span></text:p>
          <text:list>
            <text:list-item>
              <text:p text:style-name="P4"><text:a xlink:type="simple" xlink:href="https://www.youtube.com/watch?v=SG11SJdPnIU&amp;feature=emb_logo" text:style-name="ListLabel_20_10" text:visited-style-name="ListLabel_20_10"><text:span text:style-name="T1">https://www.youtube.com/watch?v=SG11SJdPnIU&amp;feature=emb_logo</text:span></text:a></text:p>
            </text:list-item>
          </text:list>
        </text:list-item>
        <text:list-item>
          <text:p text:style-name="P1"><text:span text:style-name="T3">ML Systems in the Real World: Cancer Prediction</text:span></text:p>
          <text:list>
            <text:list-item>
              <text:p text:style-name="P4"><text:a xlink:type="simple" xlink:href="https://developers.google.com/machine-learning/crash-course/cancer-prediction" text:style-name="ListLabel_20_10" text:visited-style-name="ListLabel_20_10"><text:span text:style-name="T1">https://developers.google.com/machine-learning/crash-course/cancer-prediction</text:span></text:a></text:p>
            </text:list-item>
            <text:list-item>
              <text:p text:style-name="P4"><text:a xlink:type="simple" xlink:href="https://developers.google.com/machine-learning/crash-course" text:style-name="ListLabel_20_10" text:visited-style-name="ListLabel_20_10"><text:span text:style-name="T1">Machine Learning Crash Course</text:span></text:a></text:p>
            </text:list-item>
            <text:list-item>
              <text:p text:style-name="P5"><text:span text:style-name="T3">Andrew Ng:</text:span></text:p>
            </text:list-item>
          </text:list>
        </text:list-item>
        <text:list-item>
          <text:p text:style-name="P1"><text:a xlink:type="simple" xlink:href="https://www.youtube.com/playlist?list=PLLssT5z_DsK-h9vYZkQkYNWcItqhlRJLN" text:style-name="ListLabel_20_10" text:visited-style-name="ListLabel_20_10"><text:span text:style-name="T1">https://www.youtube.com/playlist?list=PLLssT5z_DsK-h9vYZkQkYNWcItqhlRJLN</text:span></text:a></text:p>
        </text:list-item>
        <text:list-item>
          <text:p text:style-name="P1"><text:span text:style-name="T3">Linear Regression: </text:span><text:a xlink:type="simple" xlink:href="https://www.youtube.com/watch?v=kHwlB_j7Hkc&amp;list=PLLssT5z_DsK-h9vYZkQkYNWcItqhlRJLN&amp;index=4" text:style-name="ListLabel_20_10" text:visited-style-name="ListLabel_20_10"><text:span text:style-name="T1">https://www.youtube.com/watch?v=kHwlB_j7Hkc&amp;list=PLLssT5z_DsK-h9vYZkQkYNWcItqhlRJLN&amp;index=4</text:span></text:a></text:p>
        </text:list-item>
        <text:list-item>
          <text:p text:style-name="P1"><text:span text:style-name="T3">Logistic Regression | Classification: </text:span><text:a xlink:type="simple" xlink:href="https://www.youtube.com/watch?v=-la3q9d7AKQ&amp;list=PLLssT5z_DsK-h9vYZkQkYNWcItqhlRJLN&amp;index=32" text:style-name="ListLabel_20_10" text:visited-style-name="ListLabel_20_10"><text:span text:style-name="T1">https://www.youtube.com/watch?v=-la3q9d7AKQ&amp;list=PLLssT5z_DsK-h9vYZkQkYNWcItqhlRJLN&amp;index=32</text:span></text:a></text:p>
        </text:list-item>
        <text:list-item>
          <text:p text:style-name="P1"><text:span text:style-name="T3">Logistic Regression | MultiClass Classification OneVsAll:</text:span></text:p>
        </text:list-item>
        <text:list-item>
          <text:p text:style-name="P1"><text:a xlink:type="simple" xlink:href="https://www.youtube.com/watch?v=-EIfb6vFJzc&amp;list=PLLssT5z_DsK-h9vYZkQkYNWcItqhlRJLN&amp;index=38" text:style-name="ListLabel_20_10" text:visited-style-name="ListLabel_20_10"><text:span text:style-name="T1">https://www.youtube.com/watch?v=-EIfb6vFJzc&amp;list=PLLssT5z_DsK-h9vYZkQkYNWcItqhlRJLN&amp;index=38</text:span></text:a></text:p>
        </text:list-item>
        <text:list-item>
          <text:p text:style-name="P1"><text:span text:style-name="T3">Overfitting: </text:span><text:a xlink:type="simple" xlink:href="https://www.youtube.com/watch?v=u73PU6Qwl1I&amp;list=PLLssT5z_DsK-h9vYZkQkYNWcItqhlRJLN&amp;index=39" text:style-name="ListLabel_20_10" text:visited-style-name="ListLabel_20_10"><text:span text:style-name="T1">https://www.youtube.com/watch?v=u73PU6Qwl1I&amp;list=PLLssT5z_DsK-h9vYZkQkYNWcItqhlRJLN&amp;index=39</text:span></text:a></text:p>
        </text:list-item>
        <text:list-item>
          <text:p text:style-name="P1"><text:span text:style-name="T3">Neural Networks Representation: </text:span><text:a xlink:type="simple" xlink:href="https://www.youtube.com/watch?v=1ZhtwInuOD0&amp;list=PLLssT5z_DsK-h9vYZkQkYNWcItqhlRJLN&amp;index=43" text:style-name="ListLabel_20_10" text:visited-style-name="ListLabel_20_10"><text:span text:style-name="T1">https://www.youtube.com/watch?v=1ZhtwInuOD0&amp;list=PLLssT5z_DsK-h9vYZkQkYNWcItqhlRJLN&amp;index=43</text:span></text:a></text:p>
          <text:list>
            <text:list-item>
              <text:p text:style-name="P6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 fo:keep-together="always" fo:keep-with-next="always"/>
      <style:text-properties fo:color="#2e75b5" style:font-name="Calibri" fo:font-family="Calibri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fo:font-size="14pt" style:text-underline-style="none"/>
    </style:style>
    <style:style style:name="ListLabel_20_3" style:display-name="ListLabel 3" style:family="text">
      <style:text-properties fo:font-size="14pt" style:text-underline-style="none"/>
    </style:style>
    <style:style style:name="ListLabel_20_4" style:display-name="ListLabel 4" style:family="text">
      <style:text-properties fo:font-size="14pt" style:text-underline-style="none"/>
    </style:style>
    <style:style style:name="ListLabel_20_5" style:display-name="ListLabel 5" style:family="text">
      <style:text-properties fo:font-size="14pt"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6" meta:word-count="212" meta:character-count="3409" meta:non-whitespace-character-count="3294"/>
    <meta:generator>LibreOfficeDev/6.0.5.2$Linux_X86_64 LibreOffice_project/</meta:generator>
  </office:meta>
</office:document-meta>
</file>